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8pt" style:font-size-asian="12pt" style:font-size-complex="12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1" draw:layer="layout" svg:width="10.5cm" svg:height="17cm" svg:x="1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4cm" svg:height="1cm" svg:x="1.5cm" svg:y="3.5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4cm" svg:height="2.5cm" svg:x="1.5cm" svg:y="8cm">
          <text:p text:style-name="P1">Button</text:p>
          <text:p text:style-name="P1">Press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4cm" svg:height="1.5cm" svg:x="1.5cm" svg:y="5.5cm">
          <text:p text:style-name="P1">Read MODE</text:p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4cm" svg:height="1.5cm" svg:x="7cm" svg:y="8.5cm">
          <text:p text:style-name="P1">Toggle MODE</text:p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4cm" svg:height="2.5cm" svg:x="1.5cm" svg:y="13.5cm">
          <text:p text:style-name="P1">MODE =</text:p>
          <text:p text:style-name="P1">ARKANOI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7" draw:layer="layout" svg:width="4cm" svg:height="1.5cm" svg:x="1.5cm" svg:y="17cm">
          <text:p text:style-name="P1">Run: Type</text:p>
          <text:p text:style-name="P1">ARKANOID</text:p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4cm" svg:height="1.5cm" svg:x="7cm" svg:y="17cm">
          <text:p text:style-name="P1">Run: Type</text:p>
          <text:p text:style-name="P1">MSX Paddle</text:p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4cm" svg:height="1.5cm" svg:x="7cm" svg:y="11.258cm">
          <text:p text:style-name="P1">Save MOD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5cm" svg:y1="4.5cm" svg:x2="3.5cm" svg:y2="5.5cm" draw:start-shape="id1" draw:start-glue-point="2" draw:end-shape="id2" draw:end-glue-point="0" svg:d="m3500 4500v1000">
          <text:p/>
        </draw:connector>
        <draw:connector draw:style-name="gr3" draw:text-style-name="P1" draw:layer="layout" svg:x1="3.5cm" svg:y1="7cm" svg:x2="3.499cm" svg:y2="8cm" draw:start-shape="id2" draw:start-glue-point="2" draw:end-shape="id3" draw:end-glue-point="4" svg:d="m3500 7000v500h-1v500">
          <text:p/>
        </draw:connector>
        <draw:connector draw:style-name="gr3" draw:text-style-name="P1" draw:layer="layout" svg:x1="5.498cm" svg:y1="9.249cm" svg:x2="7cm" svg:y2="9.25cm" draw:start-shape="id3" draw:start-glue-point="7" draw:end-shape="id4" draw:end-glue-point="3" svg:d="m5498 9249h752v1h750">
          <text:p/>
        </draw:connector>
        <draw:connector draw:style-name="gr3" draw:text-style-name="P1" draw:layer="layout" svg:x1="9cm" svg:y1="10cm" svg:x2="9cm" svg:y2="11.258cm" draw:start-shape="id4" draw:start-glue-point="2" draw:end-shape="id5" draw:end-glue-point="0" svg:d="m9000 10000v1258">
          <text:p/>
        </draw:connector>
        <draw:connector draw:style-name="gr3" draw:text-style-name="P1" draw:layer="layout" svg:x1="3.499cm" svg:y1="10.5cm" svg:x2="3.499cm" svg:y2="13.5cm" draw:start-shape="id3" draw:start-glue-point="6" draw:end-shape="id6" draw:end-glue-point="4" svg:d="m3499 10500v3000">
          <text:p/>
        </draw:connector>
        <draw:connector draw:style-name="gr3" draw:text-style-name="P1" draw:layer="layout" svg:x1="7cm" svg:y1="12.008cm" svg:x2="3.499cm" svg:y2="12.004cm" draw:start-shape="id5" draw:start-glue-point="3" svg:d="m7000 12008h-2001v-4h-1500">
          <text:p/>
        </draw:connector>
        <draw:connector draw:style-name="gr3" draw:text-style-name="P1" draw:layer="layout" svg:x1="3.499cm" svg:y1="16cm" svg:x2="3.5cm" svg:y2="17cm" draw:start-shape="id6" draw:start-glue-point="6" draw:end-shape="id7" draw:end-glue-point="0" svg:d="m3499 16000v501h1v499">
          <text:p/>
        </draw:connector>
        <draw:connector draw:style-name="gr3" draw:text-style-name="P1" draw:layer="layout" svg:x1="5.498cm" svg:y1="14.749cm" svg:x2="9cm" svg:y2="17cm" draw:start-shape="id6" draw:start-glue-point="7" draw:end-shape="id8" draw:end-glue-point="0" svg:d="m5498 14749h3502v2251">
          <text:p/>
        </draw:connector>
        <draw:frame draw:style-name="gr4" draw:text-style-name="P3" draw:layer="layout" svg:width="3.808cm" svg:height="0.963cm" svg:x="1.692cm" svg:y="2cm">
          <draw:text-box>
            <text:p text:style-name="P2"><text:span text:style-name="T1">Initialization</text:span></text:p>
          </draw:text-box>
        </draw:frame>
        <draw:frame draw:style-name="gr4" draw:text-style-name="P2" draw:layer="layout" svg:width="1.192cm" svg:height="0.725cm" svg:x="5.1cm" svg:y="8.6cm">
          <draw:text-box>
            <text:p text:style-name="P2">Yes</text:p>
          </draw:text-box>
        </draw:frame>
        <draw:frame draw:style-name="gr4" draw:text-style-name="P2" draw:layer="layout" svg:width="1.044cm" svg:height="0.725cm" svg:x="2.456cm" svg:y="10.275cm">
          <draw:text-box>
            <text:p text:style-name="P2">No</text:p>
          </draw:text-box>
        </draw:frame>
        <draw:frame draw:style-name="gr4" draw:text-style-name="P2" draw:layer="layout" svg:width="1.192cm" svg:height="0.725cm" svg:x="2.456cm" svg:y="15.775cm">
          <draw:text-box>
            <text:p text:style-name="P2">Yes</text:p>
          </draw:text-box>
        </draw:frame>
        <draw:frame draw:style-name="gr5" draw:text-style-name="P2" draw:layer="layout" svg:width="1.044cm" svg:height="0.725cm" svg:x="5.256cm" svg:y="14.1cm">
          <draw:text-box>
            <text:p text:style-name="P2">No</text:p>
          </draw:text-box>
        </draw:frame>
      </draw:page>
      <draw:page draw:name="page2" draw:style-name="dp1" draw:master-page-name="Padrão">
        <office:forms form:automatic-focus="false" form:apply-design-mode="false"/>
        <draw:custom-shape draw:style-name="gr1" draw:text-style-name="P1" draw:layer="layout" svg:width="17.999cm" svg:height="16.1cm" svg:x="1cm" svg:y="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9" draw:layer="layout" svg:width="4cm" svg:height="1cm" svg:x="1.9cm" svg:y="2.9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4cm" svg:height="1.5cm" svg:x="1.9cm" svg:y="4.9cm">
          <text:p text:style-name="P1">Init I/O, ADC,IRQ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9cm" svg:y1="3.9cm" svg:x2="3.9cm" svg:y2="4.9cm" draw:start-shape="id9" draw:start-glue-point="2" draw:end-shape="id10" draw:end-glue-point="0" svg:d="m3900 3900v1000">
          <text:p/>
        </draw:connector>
        <draw:frame draw:style-name="gr4" draw:text-style-name="P4" draw:layer="layout" svg:width="5.747cm" svg:height="0.963cm" svg:x="2.092cm" svg:y="1.4cm">
          <draw:text-box>
            <text:p text:style-name="P4"><text:span text:style-name="T1">Type: MSX Paddle</text:span></text:p>
          </draw:text-box>
        </draw:frame>
        <draw:custom-shape draw:style-name="gr2" draw:text-style-name="P1" draw:id="id13" draw:layer="layout" svg:width="4cm" svg:height="1.758cm" svg:x="7.7cm" svg:y="8.57cm">
          <text:p text:style-name="P1">Update Butt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11" draw:layer="layout" svg:width="4cm" svg:height="2.5cm" svg:x="1.9cm" svg:y="8.2cm">
          <text:p text:style-name="P1">ADC</text:p>
          <text:p text:style-name="P1">Comple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1.192cm" svg:height="0.725cm" svg:x="2.7cm" svg:y="10.375cm">
          <draw:text-box>
            <text:p text:style-name="P2">Yes</text:p>
          </draw:text-box>
        </draw:frame>
        <draw:frame draw:style-name="gr6" draw:text-style-name="P2" draw:layer="layout" svg:width="1.044cm" svg:height="0.825cm" svg:x="5.2cm" svg:y="8.6cm">
          <draw:text-box>
            <text:p text:style-name="P2">No</text:p>
          </draw:text-box>
        </draw:frame>
        <draw:custom-shape draw:style-name="gr2" draw:text-style-name="P1" draw:id="id12" draw:layer="layout" svg:width="4cm" svg:height="1.758cm" svg:x="1.9cm" svg:y="11.842cm">
          <text:p text:style-name="P1">POT VALUE=</text:p>
          <text:p text:style-name="P1">AD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3.899cm" svg:y1="10.7cm" svg:x2="3.9cm" svg:y2="11.842cm" draw:start-shape="id11" draw:start-glue-point="6" draw:end-shape="id12" draw:end-glue-point="0" svg:d="m3899 10700v572h1v570">
          <text:p/>
        </draw:connector>
        <draw:connector draw:style-name="gr3" draw:text-style-name="P1" draw:id="id15" draw:layer="layout" svg:x1="5.898cm" svg:y1="9.449cm" svg:x2="7.7cm" svg:y2="9.449cm" draw:start-shape="id11" draw:start-glue-point="7" draw:end-shape="id13" draw:end-glue-point="3" svg:d="m5898 9449h1802">
          <text:p/>
        </draw:connector>
        <draw:connector draw:style-name="gr3" draw:text-style-name="P1" draw:layer="layout" svg:x1="5.9cm" svg:y1="15.35cm" svg:x2="6.799cm" svg:y2="9.449cm" draw:start-shape="id14" draw:start-glue-point="1" draw:end-shape="id15" draw:end-glue-point="0" svg:d="m5900 15350h899v-5901">
          <text:p/>
        </draw:connector>
        <draw:connector draw:style-name="gr3" draw:text-style-name="P1" draw:id="id16" draw:layer="layout" svg:x1="3.9cm" svg:y1="6.4cm" svg:x2="3.899cm" svg:y2="8.2cm" draw:start-shape="id10" draw:start-glue-point="2" draw:end-shape="id11" draw:end-glue-point="4" svg:d="m3900 6400v900h-1v900">
          <text:p/>
        </draw:connector>
        <draw:connector draw:style-name="gr3" draw:text-style-name="P1" draw:layer="layout" svg:x1="11.7cm" svg:y1="9.449cm" svg:x2="3.899cm" svg:y2="7.3cm" draw:start-shape="id13" draw:start-glue-point="1" draw:end-shape="id16" draw:end-glue-point="0" svg:d="m11700 9449h501v-2149h-8302">
          <text:p/>
        </draw:connector>
        <draw:custom-shape draw:style-name="gr2" draw:text-style-name="P1" draw:id="id17" draw:layer="layout" svg:width="1.5cm" svg:height="1.5cm" svg:x="14.75cm" svg:y="4.4cm">
          <text:p text:style-name="P1">IR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8" draw:layer="layout" svg:width="4cm" svg:height="1.5cm" svg:x="13.5cm" svg:y="6.9cm">
          <text:p text:style-name="P1">Dout = HIGH</text:p>
          <draw:enhanced-geometry svg:viewBox="0 0 21600 21600" draw:type="rectangle" draw:enhanced-path="M 0 0 L 21600 0 21600 21600 0 21600 0 0 Z N"/>
        </draw:custom-shape>
        <draw:custom-shape draw:style-name="gr2" draw:text-style-name="P1" draw:id="id19" draw:layer="layout" svg:width="4cm" svg:height="1.5cm" svg:x="13.5cm" svg:y="9.4cm">
          <text:p text:style-name="P1">WAIT</text:p>
          <text:p text:style-name="P1">T WaitHigh</text:p>
          <draw:enhanced-geometry svg:viewBox="0 0 21600 21600" draw:type="rectangle" draw:enhanced-path="M 0 0 L 21600 0 21600 21600 0 21600 0 0 Z N"/>
        </draw:custom-shape>
        <draw:custom-shape draw:style-name="gr2" draw:text-style-name="P1" draw:id="id14" draw:layer="layout" svg:width="4cm" svg:height="1.5cm" svg:x="1.9cm" svg:y="14.6cm">
          <text:p text:style-name="P1">Update</text:p>
          <text:p text:style-name="P1">T WaitHigh</text:p>
          <draw:enhanced-geometry svg:viewBox="0 0 21600 21600" draw:type="rectangle" draw:enhanced-path="M 0 0 L 21600 0 21600 21600 0 21600 0 0 Z N"/>
        </draw:custom-shape>
        <draw:custom-shape draw:style-name="gr2" draw:text-style-name="P1" draw:id="id21" draw:layer="layout" svg:width="1.5cm" svg:height="1.5cm" svg:x="14.75cm" svg:y="14.4cm">
          <text:p text:style-name="P1">RET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0" draw:layer="layout" svg:width="4cm" svg:height="1.5cm" svg:x="13.5cm" svg:y="11.9cm">
          <text:p text:style-name="P1">Dout = LOW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499cm" svg:y1="5.9cm" svg:x2="15.5cm" svg:y2="6.9cm" draw:start-shape="id17" draw:start-glue-point="8" draw:end-shape="id18" draw:end-glue-point="0" svg:d="m15499 5900v500h1v500">
          <text:p/>
        </draw:connector>
        <draw:connector draw:style-name="gr3" draw:text-style-name="P1" draw:layer="layout" svg:x1="15.5cm" svg:y1="8.4cm" svg:x2="15.5cm" svg:y2="9.4cm" draw:start-shape="id18" draw:start-glue-point="2" draw:end-shape="id19" draw:end-glue-point="0" svg:d="m15500 8400v1000">
          <text:p/>
        </draw:connector>
        <draw:connector draw:style-name="gr3" draw:text-style-name="P1" draw:layer="layout" svg:x1="15.5cm" svg:y1="10.9cm" svg:x2="15.5cm" svg:y2="11.9cm" draw:start-shape="id19" draw:start-glue-point="2" draw:end-shape="id20" draw:end-glue-point="0" svg:d="m15500 10900v1000">
          <text:p/>
        </draw:connector>
        <draw:connector draw:style-name="gr3" draw:text-style-name="P1" draw:layer="layout" svg:x1="15.5cm" svg:y1="13.4cm" svg:x2="15.499cm" svg:y2="14.4cm" draw:start-shape="id20" draw:start-glue-point="2" draw:end-shape="id21" draw:end-glue-point="4" svg:d="m15500 13400v500h-1v500">
          <text:p/>
        </draw:connector>
        <draw:connector draw:style-name="gr3" draw:text-style-name="P1" draw:layer="layout" svg:x1="3.9cm" svg:y1="13.6cm" svg:x2="3.9cm" svg:y2="14.6cm" draw:start-shape="id12" draw:start-glue-point="2" draw:end-shape="id14" draw:end-glue-point="0" svg:d="m3900 13600v1000">
          <text:p/>
        </draw:connector>
      </draw:page>
      <draw:page draw:name="page3" draw:style-name="dp1" draw:master-page-name="Padrão">
        <draw:custom-shape draw:style-name="gr1" draw:text-style-name="P1" draw:layer="layout" svg:width="18.499cm" svg:height="19.1cm" svg:x="1.001cm" svg:y="0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6" draw:layer="layout" svg:width="4cm" svg:height="1cm" svg:x="2.498cm" svg:y="2.7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4" draw:layer="layout" svg:width="4cm" svg:height="2.5cm" svg:x="2.501cm" svg:y="10.6cm">
          <text:p text:style-name="P1">Falling</text:p>
          <text:p text:style-name="P1">Puls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3" draw:layer="layout" svg:width="5.51cm" svg:height="0.963cm" svg:x="2.49cm" svg:y="1.4cm">
          <draw:text-box>
            <text:p text:style-name="P2"><text:span text:style-name="T1">Type: ARKANOID</text:span></text:p>
          </draw:text-box>
        </draw:frame>
        <draw:frame draw:style-name="gr4" draw:text-style-name="P2" draw:layer="layout" svg:width="1.044cm" svg:height="0.725cm" svg:x="2cm" svg:y="11cm">
          <draw:text-box>
            <text:p text:style-name="P2">No</text:p>
          </draw:text-box>
        </draw:frame>
        <draw:connector draw:style-name="gr3" draw:text-style-name="P1" draw:id="id25" draw:layer="layout" svg:x1="4.5cm" svg:y1="6.1cm" svg:x2="4.5cm" svg:y2="8cm" draw:start-shape="id22" draw:start-glue-point="2" draw:end-shape="id23" draw:end-glue-point="0" svg:d="m4500 6100v1900">
          <text:p/>
        </draw:connector>
        <draw:connector draw:style-name="gr3" draw:text-style-name="P1" draw:layer="layout" svg:x1="2.501cm" svg:y1="11.849cm" svg:x2="4.5cm" svg:y2="7.05cm" draw:start-shape="id24" draw:start-glue-point="5" draw:end-shape="id25" draw:end-glue-point="0" svg:d="m2501 11849h-501v-4799h2500">
          <text:p/>
        </draw:connector>
        <draw:custom-shape draw:style-name="gr2" draw:text-style-name="P1" draw:id="id22" draw:layer="layout" svg:width="4cm" svg:height="1.5cm" svg:x="2.5cm" svg:y="4.6cm">
          <text:p text:style-name="P1">Init I/O,ADC, IRQ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498cm" svg:y1="3.7cm" svg:x2="4.5cm" svg:y2="4.6cm" draw:start-shape="id26" draw:start-glue-point="2" draw:end-shape="id22" draw:end-glue-point="0" svg:d="m4498 3700v451h2v449">
          <text:p/>
        </draw:connector>
        <draw:custom-shape draw:style-name="gr2" draw:text-style-name="P1" draw:id="id27" draw:layer="layout" svg:width="1.5cm" svg:height="1.5cm" svg:x="15.85cm" svg:y="3.5cm">
          <text:p text:style-name="P1">IRQ</text:p>
          <text:p text:style-name="P1">AD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8" draw:layer="layout" svg:width="4cm" svg:height="1.5cm" svg:x="14.6cm" svg:y="6cm">
          <text:p text:style-name="P1">POT VALUE</text:p>
          <text:p text:style-name="P1">= ADC</text:p>
          <draw:enhanced-geometry svg:viewBox="0 0 21600 21600" draw:type="rectangle" draw:enhanced-path="M 0 0 L 21600 0 21600 21600 0 21600 0 0 Z N"/>
        </draw:custom-shape>
        <draw:custom-shape draw:style-name="gr2" draw:text-style-name="P1" draw:id="id29" draw:layer="layout" svg:width="4cm" svg:height="1.5cm" svg:x="14.6cm" svg:y="8.5cm">
          <text:p text:style-name="P1">Dout = MSB</text:p>
          <text:p text:style-name="P1">POT VALUE</text:p>
          <draw:enhanced-geometry svg:viewBox="0 0 21600 21600" draw:type="rectangle" draw:enhanced-path="M 0 0 L 21600 0 21600 21600 0 21600 0 0 Z N"/>
        </draw:custom-shape>
        <draw:custom-shape draw:style-name="gr2" draw:text-style-name="P1" draw:id="id30" draw:layer="layout" svg:width="1.5cm" svg:height="1.5cm" svg:x="15.85cm" svg:y="11cm">
          <text:p text:style-name="P1">RET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599cm" svg:y1="5cm" svg:x2="16.6cm" svg:y2="6cm" draw:start-shape="id27" draw:start-glue-point="8" draw:end-shape="id28" draw:end-glue-point="0" svg:d="m16599 5000v500h1v500">
          <text:p/>
        </draw:connector>
        <draw:connector draw:style-name="gr3" draw:text-style-name="P1" draw:layer="layout" svg:x1="16.6cm" svg:y1="7.5cm" svg:x2="16.6cm" svg:y2="8.5cm" draw:start-shape="id28" draw:start-glue-point="2" draw:end-shape="id29" draw:end-glue-point="0" svg:d="m16600 7500v1000">
          <text:p/>
        </draw:connector>
        <draw:connector draw:style-name="gr3" draw:text-style-name="P1" draw:layer="layout" svg:x1="16.6cm" svg:y1="10cm" svg:x2="16.599cm" svg:y2="11cm" draw:start-shape="id29" draw:start-glue-point="2" draw:end-shape="id30" draw:end-glue-point="4" svg:d="m16600 10000v500h-1v500">
          <text:p/>
        </draw:connector>
        <draw:custom-shape draw:style-name="gr2" draw:text-style-name="P1" draw:id="id31" draw:layer="layout" svg:width="1.5cm" svg:height="1.5cm" svg:x="10.75cm" svg:y="3.5cm">
          <text:p text:style-name="P1">IRQ</text:p>
          <text:p text:style-name="P1">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2" draw:layer="layout" svg:width="4cm" svg:height="1.5cm" svg:x="9.5cm" svg:y="6cm">
          <text:p text:style-name="P1">Clear ADC Flag</text:p>
          <draw:enhanced-geometry svg:viewBox="0 0 21600 21600" draw:type="rectangle" draw:enhanced-path="M 0 0 L 21600 0 21600 21600 0 21600 0 0 Z N"/>
        </draw:custom-shape>
        <draw:custom-shape draw:style-name="gr2" draw:text-style-name="P1" draw:id="id33" draw:layer="layout" svg:width="4cm" svg:height="1.5cm" svg:x="9.5cm" svg:y="8.5cm">
          <text:p text:style-name="P1">Start ADC</text:p>
          <draw:enhanced-geometry svg:viewBox="0 0 21600 21600" draw:type="rectangle" draw:enhanced-path="M 0 0 L 21600 0 21600 21600 0 21600 0 0 Z N"/>
        </draw:custom-shape>
        <draw:custom-shape draw:style-name="gr2" draw:text-style-name="P1" draw:id="id34" draw:layer="layout" svg:width="1.5cm" svg:height="1.5cm" svg:x="10.75cm" svg:y="11cm">
          <text:p text:style-name="P1">RET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1.499cm" svg:y1="5cm" svg:x2="11.5cm" svg:y2="6cm" draw:start-shape="id31" draw:start-glue-point="8" draw:end-shape="id32" draw:end-glue-point="0" svg:d="m11499 5000v500h1v500">
          <text:p/>
        </draw:connector>
        <draw:connector draw:style-name="gr3" draw:text-style-name="P1" draw:layer="layout" svg:x1="11.5cm" svg:y1="7.5cm" svg:x2="11.5cm" svg:y2="8.5cm" draw:start-shape="id32" draw:start-glue-point="2" draw:end-shape="id33" draw:end-glue-point="0" svg:d="m11500 7500v1000">
          <text:p/>
        </draw:connector>
        <draw:connector draw:style-name="gr3" draw:text-style-name="P1" draw:layer="layout" svg:x1="11.5cm" svg:y1="10cm" svg:x2="11.499cm" svg:y2="11cm" draw:start-shape="id33" draw:start-glue-point="2" draw:end-shape="id34" draw:end-glue-point="4" svg:d="m11500 10000v500h-1v500">
          <text:p/>
        </draw:connector>
        <draw:custom-shape draw:style-name="gr2" draw:text-style-name="P1" draw:id="id23" draw:layer="layout" svg:width="4cm" svg:height="1.5cm" svg:x="2.5cm" svg:y="8cm">
          <text:p text:style-name="P1">Update Button</text:p>
          <draw:enhanced-geometry svg:viewBox="0 0 21600 21600" draw:type="rectangle" draw:enhanced-path="M 0 0 L 21600 0 21600 21600 0 21600 0 0 Z N"/>
        </draw:custom-shape>
        <draw:custom-shape draw:style-name="gr2" draw:text-style-name="P1" draw:id="id35" draw:layer="layout" svg:width="4cm" svg:height="1.5cm" svg:x="2.5cm" svg:y="14.4cm">
          <text:p text:style-name="P1">SHIFT LEFT</text:p>
          <text:p text:style-name="P1">POT VAL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36" draw:layer="layout" svg:width="4cm" svg:height="1.5cm" svg:x="2.5cm" svg:y="17cm">
          <text:p text:style-name="P1">Dout = Msbit</text:p>
          <text:p text:style-name="P1">POTVALU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4.5cm" svg:y1="9.5cm" svg:x2="4.5cm" svg:y2="10.6cm" draw:start-shape="id23" draw:start-glue-point="2" draw:end-shape="id24" draw:end-glue-point="4" svg:d="m4500 9500v1100">
          <text:p/>
        </draw:connector>
        <draw:frame draw:style-name="gr5" draw:text-style-name="P2" draw:layer="layout" svg:width="1.192cm" svg:height="0.725cm" svg:x="4.7cm" svg:y="12.8cm">
          <draw:text-box>
            <text:p text:style-name="P2">Yes</text:p>
          </draw:text-box>
        </draw:frame>
        <draw:connector draw:style-name="gr3" draw:text-style-name="P1" draw:layer="layout" svg:x1="4.5cm" svg:y1="13.1cm" svg:x2="4.5cm" svg:y2="14.4cm" draw:start-shape="id24" draw:start-glue-point="6" draw:end-shape="id35" draw:end-glue-point="0" svg:d="m4500 13100v1300">
          <text:p/>
        </draw:connector>
        <draw:connector draw:style-name="gr3" draw:text-style-name="P1" draw:layer="layout" svg:x1="4.5cm" svg:y1="15.9cm" svg:x2="4.5cm" svg:y2="17cm" draw:start-shape="id35" draw:start-glue-point="2" draw:end-shape="id36" draw:end-glue-point="0" svg:d="m4500 15900v1100">
          <text:p/>
        </draw:connector>
        <draw:connector draw:style-name="gr3" draw:text-style-name="P1" draw:layer="layout" draw:line-skew="0cm 0.999cm" svg:x1="4.5cm" svg:y1="18.5cm" svg:x2="4.5cm" svg:y2="7.05cm" draw:start-shape="id36" draw:start-glue-point="2" draw:end-shape="id25" draw:end-glue-point="0" svg:d="m4500 18500v501h3500v-11951h-3500">
          <text:p/>
        </draw:connector>
      </draw:page>
      <draw:page draw:name="page4" draw:style-name="dp1" draw:master-page-name="Padrão">
        <draw:custom-shape draw:style-name="gr1" draw:text-style-name="P1" draw:layer="layout" svg:width="19.5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53" draw:layer="layout" svg:width="4cm" svg:height="1cm" svg:x="3.498cm" svg:y="2.698cm">
          <text:p text:style-name="P1">START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8" draw:layer="layout" svg:width="4cm" svg:height="2.5cm" svg:x="3.501cm" svg:y="8.498cm">
          <text:p text:style-name="P1">Falling</text:p>
          <text:p text:style-name="P1">Puls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46" draw:layer="layout" svg:width="4cm" svg:height="1.5cm" svg:x="3.5cm" svg:y="13.998cm">
          <text:p text:style-name="P1">Reset</text:p>
          <text:p text:style-name="P1">Timeout Timer</text:p>
          <draw:enhanced-geometry svg:viewBox="0 0 21600 21600" draw:type="rectangle" draw:enhanced-path="M 0 0 L 21600 0 21600 21600 0 21600 0 0 Z N"/>
        </draw:custom-shape>
        <draw:custom-shape draw:style-name="gr2" draw:text-style-name="P1" draw:id="id48" draw:layer="layout" svg:width="4cm" svg:height="1.5cm" svg:x="3.5cm" svg:y="20.398cm">
          <text:p text:style-name="P1">SHIFT LEFT</text:p>
          <text:p text:style-name="P1">POT VALUE</text:p>
          <draw:enhanced-geometry svg:viewBox="0 0 21600 21600" draw:type="rectangle" draw:enhanced-path="M 0 0 L 21600 0 21600 21600 0 21600 0 0 Z N"/>
        </draw:custom-shape>
        <draw:custom-shape draw:style-name="gr2" draw:text-style-name="P1" draw:id="id41" draw:layer="layout" svg:width="4cm" svg:height="1.758cm" svg:x="14.501cm" svg:y="8.868cm">
          <text:p text:style-name="P1">Update Butt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5.51cm" svg:height="0.963cm" svg:x="3.49cm" svg:y="1.398cm">
          <draw:text-box>
            <text:p text:style-name="P2"><text:span text:style-name="T1">Type: ARKANOID</text:span></text:p>
          </draw:text-box>
        </draw:frame>
        <draw:frame draw:style-name="gr4" draw:text-style-name="P2" draw:layer="layout" svg:width="1.044cm" svg:height="0.725cm" svg:x="7.001cm" svg:y="8.498cm">
          <draw:text-box>
            <text:p text:style-name="P2">No</text:p>
          </draw:text-box>
        </draw:frame>
        <draw:frame draw:style-name="gr4" draw:text-style-name="P2" draw:layer="layout" svg:width="1.192cm" svg:height="0.725cm" svg:x="4.001cm" svg:y="10.673cm">
          <draw:text-box>
            <text:p text:style-name="P2">Yes</text:p>
          </draw:text-box>
        </draw:frame>
        <draw:frame draw:style-name="gr7" draw:text-style-name="P2" draw:layer="layout" svg:width="1.192cm" svg:height="0.725cm" svg:x="3.808cm" svg:y="19.073cm">
          <draw:text-box>
            <text:p text:style-name="P2">Yes</text:p>
          </draw:text-box>
        </draw:frame>
        <draw:frame draw:style-name="gr5" draw:text-style-name="P2" draw:layer="layout" svg:width="1.044cm" svg:height="0.725cm" svg:x="6.956cm" svg:y="17.398cm">
          <draw:text-box>
            <text:p text:style-name="P2">No</text:p>
          </draw:text-box>
        </draw:frame>
        <draw:custom-shape draw:style-name="gr2" draw:text-style-name="P1" draw:id="id39" draw:layer="layout" svg:width="4cm" svg:height="2.5cm" svg:x="8.701cm" svg:y="8.498cm">
          <text:p text:style-name="P1">ADC</text:p>
          <text:p text:style-name="P1">Comple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1.192cm" svg:height="0.725cm" svg:x="9.501cm" svg:y="10.673cm">
          <draw:text-box>
            <text:p text:style-name="P2">Yes</text:p>
          </draw:text-box>
        </draw:frame>
        <draw:frame draw:style-name="gr6" draw:text-style-name="P2" draw:layer="layout" svg:width="1.044cm" svg:height="0.825cm" svg:x="12.001cm" svg:y="8.898cm">
          <draw:text-box>
            <text:p text:style-name="P2">No</text:p>
          </draw:text-box>
        </draw:frame>
        <draw:connector draw:style-name="gr3" draw:text-style-name="P1" draw:id="id44" draw:layer="layout" svg:x1="5.5cm" svg:y1="6.398cm" svg:x2="5.5cm" svg:y2="8.498cm" draw:start-shape="id37" draw:start-glue-point="2" draw:end-shape="id38" draw:end-glue-point="4" svg:d="m5500 6398v2100">
          <text:p/>
        </draw:connector>
        <draw:custom-shape draw:style-name="gr2" draw:text-style-name="P1" draw:id="id40" draw:layer="layout" svg:width="4cm" svg:height="1.758cm" svg:x="8.701cm" svg:y="12.14cm">
          <text:p text:style-name="P1">POT VALUE=</text:p>
          <text:p text:style-name="P1">AD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7.499cm" svg:y1="9.747cm" svg:x2="8.701cm" svg:y2="9.747cm" draw:start-shape="id38" draw:start-glue-point="7" draw:end-shape="id39" draw:end-glue-point="5" svg:d="m7499 9747h1202">
          <text:p/>
        </draw:connector>
        <draw:connector draw:style-name="gr3" draw:text-style-name="P1" draw:layer="layout" svg:x1="10.7cm" svg:y1="10.998cm" svg:x2="10.701cm" svg:y2="12.14cm" draw:start-shape="id39" draw:start-glue-point="6" draw:end-shape="id40" draw:end-glue-point="0" svg:d="m10700 10998v572h1v570">
          <text:p/>
        </draw:connector>
        <draw:connector draw:style-name="gr3" draw:text-style-name="P1" draw:id="id42" draw:layer="layout" svg:x1="12.699cm" svg:y1="9.747cm" svg:x2="14.501cm" svg:y2="9.747cm" draw:start-shape="id39" draw:start-glue-point="7" draw:end-shape="id41" draw:end-glue-point="3" svg:d="m12699 9747h1802">
          <text:p/>
        </draw:connector>
        <draw:connector draw:style-name="gr3" draw:text-style-name="P1" draw:layer="layout" svg:x1="12.701cm" svg:y1="13.019cm" svg:x2="13.6cm" svg:y2="9.747cm" draw:start-shape="id40" draw:start-glue-point="1" draw:end-shape="id42" draw:end-glue-point="0" svg:d="m12701 13019h899v-3272">
          <text:p/>
        </draw:connector>
        <draw:connector draw:style-name="gr3" draw:text-style-name="P1" draw:layer="layout" draw:line-skew="-1.674cm" svg:x1="19.5cm" svg:y1="9.9cm" svg:x2="5.5cm" svg:y2="7.448cm" draw:start-shape="id43" draw:start-glue-point="1" draw:end-shape="id44" draw:end-glue-point="0" svg:d="m19500 9900v-2450h-14000v-2">
          <text:p/>
        </draw:connector>
        <draw:custom-shape draw:style-name="gr2" draw:text-style-name="P1" draw:id="id47" draw:layer="layout" svg:width="4cm" svg:height="2.5cm" svg:x="3.5cm" svg:y="17.098cm">
          <text:p text:style-name="P1">Falling</text:p>
          <text:p text:style-name="P1">Cloc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45" draw:layer="layout" svg:width="4cm" svg:height="1.5cm" svg:x="3.501cm" svg:y="11.798cm">
          <text:p text:style-name="P1">Dout = Msbit</text:p>
          <text:p text:style-name="P1">POTVALUE</text:p>
          <draw:enhanced-geometry svg:viewBox="0 0 21600 21600" draw:type="rectangle" draw:enhanced-path="M 0 0 L 21600 0 21600 21600 0 21600 0 0 Z N"/>
        </draw:custom-shape>
        <draw:custom-shape draw:style-name="gr2" draw:text-style-name="P1" draw:id="id52" draw:layer="layout" svg:width="4cm" svg:height="2.5cm" svg:x="9cm" svg:y="17.098cm">
          <text:p text:style-name="P1">Timeout ?</text:p>
          <text:p text:style-name="P1">(5ms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49" draw:layer="layout" svg:width="4cm" svg:height="1.5cm" svg:x="3.5cm" svg:y="22.598cm">
          <text:p text:style-name="P1">Dout = Msbit</text:p>
          <text:p text:style-name="P1">POTVALUE</text:p>
          <draw:enhanced-geometry svg:viewBox="0 0 21600 21600" draw:type="rectangle" draw:enhanced-path="M 0 0 L 21600 0 21600 21600 0 21600 0 0 Z N"/>
        </draw:custom-shape>
        <draw:custom-shape draw:style-name="gr2" draw:text-style-name="P1" draw:id="id50" draw:layer="layout" svg:width="4cm" svg:height="2.5cm" svg:x="3.5cm" svg:y="24.998cm">
          <text:p text:style-name="P1">9 th </text:p>
          <text:p text:style-name="P1">puls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2" draw:layer="layout" svg:width="1.192cm" svg:height="0.725cm" svg:x="12.5cm" svg:y="17.398cm">
          <draw:text-box>
            <text:p text:style-name="P2">Yes</text:p>
          </draw:text-box>
        </draw:frame>
        <draw:frame draw:style-name="gr5" draw:text-style-name="P2" draw:layer="layout" svg:width="1.044cm" svg:height="0.725cm" svg:x="10.056cm" svg:y="16.573cm">
          <draw:text-box>
            <text:p text:style-name="P2">No</text:p>
          </draw:text-box>
        </draw:frame>
        <draw:frame draw:style-name="gr7" draw:text-style-name="P2" draw:layer="layout" svg:width="1.192cm" svg:height="0.725cm" svg:x="4cm" svg:y="27.173cm">
          <draw:text-box>
            <text:p text:style-name="P2">Yes</text:p>
          </draw:text-box>
        </draw:frame>
        <draw:frame draw:style-name="gr5" draw:text-style-name="P2" draw:layer="layout" svg:width="1.044cm" svg:height="0.725cm" svg:x="3.456cm" svg:y="25.173cm">
          <draw:text-box>
            <text:p text:style-name="P2">No</text:p>
          </draw:text-box>
        </draw:frame>
        <draw:connector draw:style-name="gr3" draw:text-style-name="P1" draw:layer="layout" svg:x1="5.5cm" svg:y1="10.998cm" svg:x2="5.501cm" svg:y2="11.798cm" draw:start-shape="id38" draw:start-glue-point="6" draw:end-shape="id45" draw:end-glue-point="0" svg:d="m5500 10998v401h1v399">
          <text:p/>
        </draw:connector>
        <draw:connector draw:style-name="gr3" draw:text-style-name="P1" draw:id="id51" draw:layer="layout" svg:x1="5.5cm" svg:y1="15.498cm" svg:x2="5.499cm" svg:y2="17.098cm" draw:start-shape="id46" draw:start-glue-point="2" draw:end-shape="id47" draw:end-glue-point="4" svg:d="m5500 15498v800h-1v800">
          <text:p/>
        </draw:connector>
        <draw:connector draw:style-name="gr3" draw:text-style-name="P1" draw:layer="layout" svg:x1="5.499cm" svg:y1="19.598cm" svg:x2="5.5cm" svg:y2="20.398cm" draw:start-shape="id47" draw:start-glue-point="6" draw:end-shape="id48" draw:end-glue-point="0" svg:d="m5499 19598v401h1v399">
          <text:p/>
        </draw:connector>
        <draw:connector draw:style-name="gr3" draw:text-style-name="P1" draw:layer="layout" svg:x1="5.5cm" svg:y1="21.898cm" svg:x2="5.5cm" svg:y2="22.598cm" draw:start-shape="id48" draw:start-glue-point="2" draw:end-shape="id49" draw:end-glue-point="0" svg:d="m5500 21898v700">
          <text:p/>
        </draw:connector>
        <draw:connector draw:style-name="gr3" draw:text-style-name="P1" draw:layer="layout" svg:x1="5.5cm" svg:y1="24.098cm" svg:x2="5.499cm" svg:y2="24.998cm" draw:start-shape="id49" draw:start-glue-point="2" draw:end-shape="id50" draw:end-glue-point="4" svg:d="m5500 24098v450h-1v450">
          <text:p/>
        </draw:connector>
        <draw:connector draw:style-name="gr3" draw:text-style-name="P1" draw:layer="layout" draw:line-skew="-0.499cm" svg:x1="3.5cm" svg:y1="26.247cm" svg:x2="5.499cm" svg:y2="16.298cm" draw:start-shape="id50" draw:start-glue-point="5" draw:end-shape="id51" draw:end-glue-point="0" svg:d="m3500 26247h-1000v-9949h2999">
          <text:p/>
        </draw:connector>
        <draw:connector draw:style-name="gr3" draw:text-style-name="P1" draw:layer="layout" svg:x1="7.498cm" svg:y1="18.347cm" svg:x2="9cm" svg:y2="18.347cm" draw:start-shape="id47" draw:start-glue-point="7" draw:end-shape="id52" draw:end-glue-point="5" svg:d="m7498 18347h1502">
          <text:p/>
        </draw:connector>
        <draw:custom-shape draw:style-name="gr2" draw:text-style-name="P1" draw:id="id37" draw:layer="layout" svg:width="4cm" svg:height="1.5cm" svg:x="3.5cm" svg:y="4.898cm">
          <text:p text:style-name="P1">Init I/O,AD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501cm" svg:y1="13.298cm" svg:x2="5.5cm" svg:y2="13.998cm" draw:start-shape="id45" draw:start-glue-point="2" draw:end-shape="id46" draw:end-glue-point="0" svg:d="m5501 13298v350h-1v350">
          <text:p/>
        </draw:connector>
        <draw:connector draw:style-name="gr3" draw:text-style-name="P1" draw:layer="layout" draw:line-skew="0cm -1.499cm" svg:x1="5.499cm" svg:y1="27.498cm" svg:x2="5.5cm" svg:y2="7.448cm" draw:start-shape="id50" draw:start-glue-point="6" draw:end-shape="id44" draw:end-glue-point="0" svg:d="m5499 27498v502h-3999v-20552h4000">
          <text:p/>
        </draw:connector>
        <draw:connector draw:style-name="gr3" draw:text-style-name="P1" draw:layer="layout" svg:x1="5.498cm" svg:y1="3.698cm" svg:x2="5.5cm" svg:y2="4.898cm" draw:start-shape="id53" draw:start-glue-point="2" draw:end-shape="id37" draw:end-glue-point="0" svg:d="m5498 3698v601h2v599">
          <text:p/>
        </draw:connector>
        <draw:connector draw:style-name="gr3" draw:text-style-name="P1" draw:layer="layout" svg:x1="10.999cm" svg:y1="17.098cm" svg:x2="5.499cm" svg:y2="16.298cm" draw:start-shape="id52" draw:start-glue-point="4" draw:end-shape="id51" draw:end-glue-point="0" svg:d="m10999 17098v-800h-5500">
          <text:p/>
        </draw:connector>
        <draw:line draw:style-name="gr3" draw:text-style-name="P1" draw:id="id43" draw:layer="layout" svg:x1="18.5cm" svg:y1="9.9cm" svg:x2="19.5cm" svg:y2="9.9cm">
          <text:p/>
        </draw:line>
        <draw:connector draw:style-name="gr3" draw:text-style-name="P1" draw:layer="layout" svg:x1="12.998cm" svg:y1="18.347cm" svg:x2="19.5cm" svg:y2="9.9cm" draw:start-shape="id52" draw:start-glue-point="7" draw:end-shape="id43" draw:end-glue-point="1" svg:d="m12998 18347h6502v-84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Jose Viana</meta:initial-creator>
    <meta:creation-date>2018-04-30T21:03:56.62</meta:creation-date>
    <dc:date>2018-04-30T22:28:07.37</dc:date>
    <dc:creator>Daniel Jose Viana</dc:creator>
    <meta:editing-duration>PT01H24M09S</meta:editing-duration>
    <meta:editing-cycles>7</meta:editing-cycles>
    <meta:generator>BrOffice.org/3.1$Win32 OpenOffice.org_project/310m11$Build-9399</meta:generator>
    <meta:document-statistic meta:object-count="123"/>
  </office:meta>
</office:document-meta>
</file>